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9.79mm" svg:height="87.17mm" svg:x="89.53mm" svg:y="5.88mm">
            <draw:object draw:notify-on-update-of-ranges="Sheet1.A1:Sheet1.A8 Sheet1.B1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3548" calcext:value-type="float">
            <text:p>0,023548</text:p>
          </table:table-cell>
          <table:table-cell office:value-type="string" calcext:value-type="string">
            <text:p>Среднее увеличение времени выполнения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3045" calcext:value-type="float">
            <text:p>0,053045</text:p>
          </table:table-cell>
          <table:table-cell table:formula="of:=[.B2]/[.B1]" office:value-type="float" office:value="2.25263291999321" calcext:value-type="float">
            <text:p>2,252632919993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90871" calcext:value-type="float">
            <text:p>0,190871</text:p>
          </table:table-cell>
          <table:table-cell table:formula="of:=[.B3]/[.B2]" office:value-type="float" office:value="3.59828447544538" calcext:value-type="float">
            <text:p>3,598284475445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86571" calcext:value-type="float">
            <text:p>0,986571</text:p>
          </table:table-cell>
          <table:table-cell table:formula="of:=[.B4]/[.B3]" office:value-type="float" office:value="5.1687841526476" calcext:value-type="float">
            <text:p>5,168784152647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318022" calcext:value-type="float">
            <text:p>4,318022</text:p>
          </table:table-cell>
          <table:table-cell table:formula="of:=[.B5]/[.B4]" office:value-type="float" office:value="4.37679802061889" calcext:value-type="float">
            <text:p>4,3767980206188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.824981" calcext:value-type="float">
            <text:p>16,824981</text:p>
          </table:table-cell>
          <table:table-cell table:formula="of:=[.B6]/[.B5]" office:value-type="float" office:value="3.89645559934618" calcext:value-type="float">
            <text:p>3,8964555993461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6.454877" calcext:value-type="float">
            <text:p>66,454877</text:p>
          </table:table-cell>
          <table:table-cell table:formula="of:=[.B7]/[.B6]" office:value-type="float" office:value="3.94977426720422" calcext:value-type="float">
            <text:p>3,94977426720422</text:p>
          </table:table-cell>
        </table:table-row>
        <table:table-row table:style-name="ro1">
          <table:table-cell table:style-name="Default" office:value-type="float" office:value="64000" calcext:value-type="float">
            <text:p>64000</text:p>
          </table:table-cell>
          <table:table-cell office:value-type="float" office:value="247.796265" calcext:value-type="float">
            <text:p>247,796265</text:p>
          </table:table-cell>
          <table:table-cell table:formula="of:=[.B8]/[.B7]" office:value-type="float" office:value="3.72878976211182" calcext:value-type="float">
            <text:p>3,72878976211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.00.0000</text:date>, <text:time style:data-style-name="N2" text:time-value="23:25:54.262373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0:55:00.929208760</meta:creation-date>
    <dc:date>2019-08-04T16:58:16.113465062</dc:date>
    <meta:editing-duration>P2DT12H29M36S</meta:editing-duration>
    <meta:editing-cycles>3</meta:editing-cycles>
    <meta:generator>LibreOffice/6.2.5.2$MacOSX_X86_64 LibreOffice_project/1ec314fa52f458adc18c4f025c545a4e8b22c159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8cm" svg:height="8.718cm" xlink:href=".." xlink:type="simple" chart:class="chart:line" chart:style-name="ch1">
        <chart:legend svg:x="11.802cm" svg:y="3.379cm" style:legend-expansion="custom" chartooo:width="3.177cm" chartooo:height="0.588cm" style:legend-expansion-aspect-ratio="5.4030612244898" chart:style-name="ch2"/>
        <chart:plot-area chart:style-name="ch3" table:cell-range-address="Sheet1.A1:Sheet1.B8" chart:data-source-has-labels="column" svg:x="0.908cm" svg:y="0.187cm" svg:width="12.116cm" svg:height="8.392cm">
          <chartooo:coordinate-region svg:x="1.75cm" svg:y="0.385cm" svg:width="10.78cm" svg:height="7.55cm"/>
          <chart:axis chart:dimension="x" chart:name="primary-x" chart:style-name="ch4" chartooo:axis-type="auto">
            <chartooo:date-scale/>
            <chart:categories table:cell-range-address="Sheet1.A1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1:Sheet1.A8</svg:desc>
                </draw:g>
              </table:table-cell>
              <table:table-cell office:value-type="float" office:value="0.023548">
                <text:p>0.023548</text:p>
                <draw:g>
                  <svg:desc>Sheet1.B1:Sheet1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3045">
                <text:p>0.05304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90871">
                <text:p>0.19087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86571">
                <text:p>0.98657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.318022">
                <text:p>4.31802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.824981">
                <text:p>16.82498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66.454877">
                <text:p>66.454877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47.796265">
                <text:p>247.796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MacOSX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